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Arial1" svg:font-family="Arial1"/>
    <style:font-face style:name="Cambria" svg:font-family="Cambria"/>
    <style:font-face style:name="Nanum Gothic" svg:font-family="&quot;Nanum Gothic&quot;"/>
    <style:font-face style:name="맑은 고딕" svg:font-family="&quot;맑은 고딕&quot;"/>
    <style:font-face style:name="Arial" svg:font-family="Arial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8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ce3" style:family="table-cell" style:parent-style-name="Excel_32_Built-in_32_Normal" style:data-style-name="N48">
      <style:table-cell-properties fo:border="thin solid #000000" style:vertical-align="middle" fo:background-color="#EFEFEF" style:cell-protect="protected" style:repeat-content="false"/>
      <style:paragraph-properties fo:text-align="center"/>
      <style:text-properties fo:color="#000000" style:font-name="Nanum Gothic" style:font-name-asian="Nanum Gothic" style:font-name-complex="Nanum Gothic" fo:font-size="11pt" style:font-size-asian="11pt" style:font-size-complex="11pt" fo:font-weight="bold" style:font-weight-asian="bold" style:font-weight-complex="bold"/>
    </style:style>
    <style:style style:name="ce4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Nanum Gothic" style:font-name-asian="Nanum Gothic" style:font-name-complex="Nanum Gothic" fo:font-size="11pt" style:font-size-asian="11pt" style:font-size-complex="11pt"/>
    </style:style>
    <style:style style:name="ce5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/>
    </style:style>
    <style:style style:name="ce6" style:family="table-cell" style:parent-style-name="Excel_32_Built-in_32_Normal" style:data-style-name="N48">
      <style:table-cell-properties fo:border="thin solid #000000" style:vertical-align="automatic" fo:background-color="transparent" style:cell-protect="protected"/>
      <style:text-properties fo:color="#000000" style:font-name="Arial1" style:font-name-asian="Arial1" style:font-name-complex="Arial1" fo:font-size="11pt" style:font-size-asian="11pt" style:font-size-complex="11pt"/>
    </style:style>
    <style:style style:name="ce7" style:family="table-cell" style:parent-style-name="Excel_32_Built-in_32_Normal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Nanum Gothic" style:font-name-asian="Nanum Gothic" style:font-name-complex="Nanum Gothic" fo:font-size="11pt" style:font-size-asian="11pt" style:font-size-complex="11pt"/>
    </style:style>
    <style:style style:name="ce8" style:family="table-cell" style:parent-style-name="Excel_32_Built-in_32_Normal" style:data-style-name="N48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1pt" style:font-size-asian="11pt" style:font-size-complex="11pt"/>
    </style:style>
    <style:style style:name="ce9" style:family="table-cell" style:parent-style-name="Excel_32_Built-in_32_Normal" style:data-style-name="N48">
      <style:table-cell-properties fo:border-top="thin solid #000000" fo:border-bottom="thin solid #000000" fo:border-left="none" fo:border-right="none" style:vertical-align="middle" fo:background-color="#999999" style:cell-protect="protected" style:repeat-content="false"/>
      <style:paragraph-properties fo:text-align="center"/>
      <style:text-properties fo:color="#000000" style:font-name="Cambria" style:font-name-asian="Cambria" style:font-name-complex="Cambria" fo:font-size="16pt" style:font-size-asian="16pt" style:font-size-complex="16pt" fo:font-weight="bold" style:font-weight-asian="bold" style:font-weight-complex="bold" style:font-family-generic="roman"/>
    </style:style>
    <style:style style:name="ce10" style:family="table-cell" style:parent-style-name="Excel_32_Built-in_32_Normal" style:data-style-name="N48">
      <style:table-cell-properties fo:border="thin solid #000000" style:vertical-align="middle" fo:background-color="#D9D9D9" style:cell-protect="protected" style:repeat-content="false"/>
      <style:paragraph-properties fo:text-align="center"/>
      <style:text-properties fo:color="#000000" style:font-name="Nanum Gothic" style:font-name-asian="Nanum Gothic" style:font-name-complex="Nanum Gothic" fo:font-size="11pt" style:font-size-asian="11pt" style:font-size-complex="11pt" fo:font-weight="bold" style:font-weight-asian="bold" style:font-weight-complex="bold"/>
    </style:style>
    <style:style style:name="ce11" style:family="table-cell" style:parent-style-name="Excel_32_Built-in_32_Normal" style:data-style-name="N48">
      <style:table-cell-properties fo:border="thin solid #000000" style:vertical-align="middle" fo:background-color="#EFEFEF" style:cell-protect="protected" style:repeat-content="false"/>
      <style:paragraph-properties fo:text-align="center"/>
      <style:text-properties fo:color="#000000" style:font-name="Nanum Gothic" style:font-name-asian="Nanum Gothic" style:font-name-complex="Nanum Gothic" fo:font-size="11pt" style:font-size-asian="11pt" style:font-size-complex="11pt" fo:font-weight="bold" style:font-weight-asian="bold" style:font-weight-complex="bold"/>
    </style:style>
    <style:style style:name="ce12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Nanum Gothic" style:font-name-asian="Nanum Gothic" style:font-name-complex="Nanum Gothic" fo:font-size="11pt" style:font-size-asian="11pt" style:font-size-complex="11pt"/>
    </style:style>
    <style:style style:name="ce13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Nanum Gothic" style:font-name-asian="Nanum Gothic" style:font-name-complex="Nanum Gothic" fo:font-size="11pt" style:font-size-asian="11pt" style:font-size-complex="11pt"/>
    </style:style>
    <style:style style:name="ce14" style:family="table-cell" style:parent-style-name="Excel_32_Built-in_32_Normal" style:data-style-name="N48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ce15" style:family="table-cell" style:parent-style-name="Excel_32_Built-in_32_Normal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ce16" style:family="table-cell" style:parent-style-name="Excel_32_Built-in_32_Normal" style:data-style-name="N3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Nanum Gothic" style:font-name-asian="Nanum Gothic" style:font-name-complex="Nanum Gothic" fo:font-size="11pt" style:font-size-asian="11pt" style:font-size-complex="11pt"/>
    </style:style>
    <style:style style:name="ce17" style:family="table-cell" style:parent-style-name="Excel_32_Built-in_32_Normal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Nanum Gothic" style:font-name-asian="Nanum Gothic" style:font-name-complex="Nanum Gothic" fo:font-size="11pt" style:font-size-asian="11pt" style:font-size-complex="11pt"/>
    </style:style>
    <style:style style:name="ce18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11pt" style:font-size-asian="11pt" style:font-size-complex="11pt" style:font-family-generic="modern"/>
    </style:style>
    <style:style style:name="ce19" style:family="table-cell" style:parent-style-name="Excel_32_Built-in_32_Normal" style:data-style-name="N3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Nanum Gothic" style:font-name-asian="Nanum Gothic" style:font-name-complex="Nanum Gothic" fo:font-size="11pt" style:font-size-asian="11pt" style:font-size-complex="11pt" style:font-family-generic="modern"/>
    </style:style>
    <style:style style:name="ce20" style:family="table-cell" style:parent-style-name="Excel_32_Built-in_32_Normal" style:data-style-name="N48">
      <style:table-cell-properties fo:border="thin solid #000000" style:vertical-align="middle" fo:background-color="transparent" style:cell-protect="protected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ce21" style:family="table-cell" style:parent-style-name="Excel_32_Built-in_32_Normal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T1" style:family="text" style:parent-style-name="Default">
      <style:text-properties fo:color="#000000" style:text-line-through-style="none" style:font-name="Nanum Gothic" style:font-name-asian="Nanum Gothic" style:font-name-complex="Nanum Gothic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 Unicode MS" style:font-name-asian="Arial Unicode MS" style:font-name-complex="Arial Unicode M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7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5194444444444cm"/>
    </style:style>
    <style:style style:name="co2" style:family="table-column">
      <style:table-column-properties fo:break-before="auto" style:column-width="2.61055555555556cm"/>
    </style:style>
    <style:style style:name="co3" style:family="table-column">
      <style:table-column-properties fo:break-before="auto" style:column-width="3.10444444444444cm"/>
    </style:style>
    <style:style style:name="co4" style:family="table-column">
      <style:table-column-properties fo:break-before="auto" style:column-width="54.0984722222222cm" style:use-optimal-column-width="true"/>
    </style:style>
    <style:style style:name="co5" style:family="table-column">
      <style:table-column-properties fo:break-before="auto" style:column-width="2.82222222222222cm"/>
    </style:style>
    <style:style style:name="co6" style:family="table-column">
      <style:table-column-properties fo:break-before="auto" style:column-width="1.83444444444444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70pt" style:use-optimal-row-height="true" fo:break-before="auto"/>
    </style:style>
    <style:style style:name="ro4" style:family="table-row">
      <style:table-row-properties style:row-height="85pt" style:use-optimal-row-height="true" fo:break-before="auto"/>
    </style:style>
    <style:style style:name="ro5" style:family="table-row">
      <style:table-row-properties style:row-height="136pt" style:use-optimal-row-height="true" fo:break-before="auto"/>
    </style:style>
    <style:style style:name="ro6" style:family="table-row">
      <style:table-row-properties style:row-height="119pt" style:use-optimal-row-height="true" fo:break-before="auto"/>
    </style:style>
    <style:style style:name="ro7" style:family="table-row">
      <style:table-row-properties style:row-height="153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102pt" style:use-optimal-row-height="true" fo:break-before="auto"/>
    </style:style>
    <style:style style:name="ro10" style:family="table-row">
      <style:table-row-properties style:row-height="116pt" style:use-optimal-row-height="true" fo:break-before="auto"/>
    </style:style>
    <style:style style:name="ro11" style:family="table-row">
      <style:table-row-properties style:row-height="34pt" style:use-optimal-row-height="true" fo:break-before="auto"/>
    </style:style>
    <style:style style:name="ro12" style:family="table-row">
      <style:table-row-properties style:row-height="167pt" style:use-optimal-row-height="true" fo:break-before="auto"/>
    </style:style>
    <style:style style:name="ro13" style:family="table-row">
      <style:table-row-properties style:row-height="17pt" style:use-optimal-row-height="true" fo:break-before="auto"/>
    </style:style>
    <style:style style:name="ro14" style:family="table-row">
      <style:table-row-properties style:row-height="68pt" style:use-optimal-row-height="true" fo:break-before="auto"/>
    </style:style>
    <style:style style:name="ro15" style:family="table-row">
      <style:table-row-properties style:row-height="221pt" style:use-optimal-row-height="true" fo:break-before="auto"/>
    </style:style>
    <style:style style:name="ro16" style:family="table-row">
      <style:table-row-properties style:row-height="14pt" style:use-optimal-row-height="true" fo:break-before="auto"/>
    </style:style>
    <style:style style:name="ro17" style:family="table-row">
      <style:table-row-properties style:row-height="15.75pt" style:use-optimal-row-height="false" fo:break-before="auto"/>
    </style:style>
    <style:style style:name="ro1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Excel_32_Built-in_32_Normal" style:data-style-name="N3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Nanum Gothic" style:font-name-asian="Nanum Gothic" style:font-name-complex="Nanum Gothic" fo:font-size="11pt" style:font-size-asian="11pt" style:font-size-complex="11pt"/>
      <style:map style:condition="of:is-true-formula(LEN(TRIM([.D4]))&gt;0)" style:apply-style-name="cf1" style:base-cell-address="시트1.D4"/>
      <style:map style:condition="of:is-true-formula(LEN(TRIM([.D4]))&gt;0)" style:apply-style-name="cf1" style:base-cell-address="시트1.D4"/>
      <style:map style:condition="of:is-true-formula(LEN(TRIM([.D4]))&gt;0)" style:apply-style-name="cf1" style:base-cell-address="시트1.D4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6" table:number-rows-spanned="1" table:style-name="ce9">
            <text:p>요구사항정의서</text:p>
          </table:table-cell>
          <table:covered-table-cell table:number-columns-repeated="5"/>
          <table:table-cell table:number-columns-repeated="1017" table:style-name="ce2"/>
          <table:table-cell table:number-columns-repeated="15361"/>
        </table:table-row>
        <table:table-row table:style-name="ro2">
          <table:table-cell office:value-type="string" table:number-columns-spanned="1" table:number-rows-spanned="2" table:style-name="ce10">
            <text:p>대분류</text:p>
          </table:table-cell>
          <table:table-cell office:value-type="string" table:number-columns-spanned="1" table:number-rows-spanned="2" table:style-name="ce10">
            <text:p>중분류</text:p>
          </table:table-cell>
          <table:table-cell office:value-type="string" table:number-columns-spanned="1" table:number-rows-spanned="2" table:style-name="ce10">
            <text:p>소분류</text:p>
          </table:table-cell>
          <table:table-cell office:value-type="string" table:number-columns-spanned="1" table:number-rows-spanned="2" table:style-name="ce10">
            <text:p>요구사항상세내역</text:p>
          </table:table-cell>
          <table:table-cell office:value-type="string" table:number-columns-spanned="2" table:number-rows-spanned="1" table:style-name="ce11">
            <text:p>사용자</text:p>
          </table:table-cell>
          <table:covered-table-cell/>
          <table:table-cell table:number-columns-repeated="1017" table:style-name="ce2"/>
          <table:table-cell table:number-columns-repeated="1536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3">
            <text:p>관리자</text:p>
          </table:table-cell>
          <table:table-cell office:value-type="string" table:style-name="ce3">
            <text:p>회원</text:p>
          </table:table-cell>
          <table:table-cell table:number-columns-repeated="1017" table:style-name="ce2"/>
          <table:table-cell table:number-columns-repeated="15361"/>
        </table:table-row>
        <table:table-row table:style-name="ro3">
          <table:table-cell office:value-type="string" table:number-columns-spanned="2" table:number-rows-spanned="2" table:style-name="ce13">
            <text:p>로그인</text:p>
          </table:table-cell>
          <table:covered-table-cell/>
          <table:table-cell office:value-type="string" table:style-name="ce4">
            <text:p>로그인</text:p>
          </table:table-cell>
          <table:table-cell office:value-type="string" table:style-name="ce22">
            <text:p>1.<text:span text:style-name="T3">입력</text:span></text:p>
            <text:p><text:span text:style-name="T5">1-1.<text:s/></text:span><text:span text:style-name="T3">아이디와</text:span><text:span text:style-name="T5"><text:s/></text:span><text:span text:style-name="T3">비밀번호를</text:span><text:span text:style-name="T5"><text:s/></text:span><text:span text:style-name="T3">입력하게</text:span><text:span text:style-name="T5"><text:s/></text:span><text:span text:style-name="T3">한다</text:span><text:span text:style-name="T5">.(</text:span><text:span text:style-name="T3">입력</text:span><text:span text:style-name="T5"><text:s/></text:span><text:span text:style-name="T3">받은</text:span><text:span text:style-name="T5"><text:s/></text:span><text:span text:style-name="T3">정보가</text:span><text:span text:style-name="T5"><text:s/>user<text:s/></text:span><text:span text:style-name="T3">테이블에</text:span><text:span text:style-name="T5"><text:s/></text:span><text:span text:style-name="T3">있는지</text:span><text:span text:style-name="T5"><text:s/></text:span><text:span text:style-name="T3">확인</text:span><text:span text:style-name="T5">)</text:span></text:p>
            <text:p><text:span text:style-name="T5">1-2.<text:s/></text:span><text:span text:style-name="T3">아이디와</text:span><text:span text:style-name="T5"><text:s/></text:span><text:span text:style-name="T3">비밀번호는</text:span><text:span text:style-name="T5"><text:s/></text:span><text:span text:style-name="T3">정규화에</text:span><text:span text:style-name="T5"><text:s/></text:span><text:span text:style-name="T3">맞게</text:span><text:span text:style-name="T5"><text:s/></text:span><text:span text:style-name="T3">입력</text:span><text:span text:style-name="T5"><text:s/></text:span><text:span text:style-name="T3">받을</text:span><text:span text:style-name="T5"><text:s/></text:span><text:span text:style-name="T3">수</text:span><text:span text:style-name="T5"><text:s/></text:span><text:span text:style-name="T3">있도록</text:span><text:span text:style-name="T5"><text:s/></text:span><text:span text:style-name="T3">한다</text:span><text:span text:style-name="T5">.</text:span></text:p>
            <text:p><text:span text:style-name="T5">1-3.<text:s/></text:span><text:span text:style-name="T3">아이디와</text:span><text:span text:style-name="T5"><text:s/></text:span><text:span text:style-name="T3">비밀번호를</text:span><text:span text:style-name="T5"><text:s/></text:span><text:span text:style-name="T3">기억하지</text:span><text:span text:style-name="T5"><text:s/></text:span><text:span text:style-name="T3">못할</text:span><text:span text:style-name="T5"><text:s/></text:span><text:span text:style-name="T3">시</text:span><text:span text:style-name="T5">,<text:s/></text:span><text:span text:style-name="T3">계정찾기</text:span><text:span text:style-name="T5"><text:s/></text:span><text:span text:style-name="T3">탭으로</text:span><text:span text:style-name="T5"><text:s/></text:span><text:span text:style-name="T3">들어가서</text:span><text:span text:style-name="T5"><text:s/></text:span><text:span text:style-name="T3">찾을</text:span><text:span text:style-name="T5"><text:s/></text:span><text:span text:style-name="T3">수</text:span><text:span text:style-name="T5"><text:s/></text:span><text:span text:style-name="T3">있다</text:span><text:span text:style-name="T5">.</text:span></text:p>
            <text:p><text:span text:style-name="T5"><text:s text:c="8"/>1-3-1.<text:s/></text:span><text:span text:style-name="T3">계정찾기는</text:span><text:span text:style-name="T5"><text:s/></text:span><text:span text:style-name="T3">회원가입할</text:span><text:span text:style-name="T5"><text:s/></text:span><text:span text:style-name="T3">때</text:span><text:span text:style-name="T5"><text:s/></text:span><text:span text:style-name="T3">입력하는</text:span><text:span text:style-name="T5"><text:s/></text:span><text:span text:style-name="T3">계정찾기</text:span><text:span text:style-name="T5"><text:s/></text:span><text:span text:style-name="T3">답변을</text:span><text:span text:style-name="T5"><text:s/></text:span><text:span text:style-name="T3">입력</text:span><text:span text:style-name="T5"><text:s/></text:span><text:span text:style-name="T3">시</text:span><text:span text:style-name="T5"><text:s/></text:span><text:span text:style-name="T3">아이디와</text:span><text:span text:style-name="T5"><text:s/></text:span><text:span text:style-name="T3">비밀번호를</text:span><text:span text:style-name="T5"><text:s/></text:span><text:span text:style-name="T2">알려준다.</text:span><text:span text:style-name="T5"/></text:p>
            <text:p><text:span text:style-name="T5">2.<text:s/></text:span><text:span text:style-name="T3">출력내용</text:span></text:p>
            <text:p><text:span text:style-name="T5"><text:s/>2-1.<text:s/></text:span><text:span text:style-name="T3">아이디와</text:span><text:span text:style-name="T5"><text:s/></text:span><text:span text:style-name="T3">비밀번호</text:span><text:span text:style-name="T5"><text:s/></text:span><text:span text:style-name="T3">입력창</text:span></text:p>
            <text:p><text:span text:style-name="T5"><text:s/>2-2.<text:s/></text:span><text:span text:style-name="T3">정규화</text:span><text:span text:style-name="T5"><text:s/></text:span><text:span text:style-name="T3">내용과</text:span><text:span text:style-name="T5"><text:s/></text:span><text:span text:style-name="T3">틀리다면</text:span><text:span text:style-name="T5"><text:s/></text:span><text:span text:style-name="T3">올바르지</text:span><text:span text:style-name="T5"><text:s/></text:span><text:span text:style-name="T3">않다고</text:span><text:span text:style-name="T5"><text:s/></text:span><text:span text:style-name="T3">출력</text:span></text:p>
            <text:p><text:span text:style-name="T5"><text:s/>2-3.<text:s/></text:span><text:span text:style-name="T3">계정찾기</text:span><text:span text:style-name="T5"><text:s/></text:span><text:span text:style-name="T3">탭</text:span></text:p>
            <text:p><text:span text:style-name="T5"><text:s text:c="8"/>2-3-1.<text:s/></text:span><text:span text:style-name="T3">계정찾기</text:span><text:span text:style-name="T5"><text:s/></text:span><text:span text:style-name="T3">답변을</text:span><text:span text:style-name="T5"><text:s/></text:span><text:span text:style-name="T3">입력하세요</text:span><text:span text:style-name="T5">.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/>
        </table:table-row>
        <table:table-row table:style-name="ro4">
          <table:covered-table-cell/>
          <table:covered-table-cell/>
          <table:table-cell office:value-type="string" table:style-name="ce4">
            <text:p>계정찾기</text:p>
          </table:table-cell>
          <table:table-cell office:value-type="string" table:style-name="ce22">
            <text:p>1.<text:s/><text:span text:style-name="T3">아이디와</text:span><text:span text:style-name="T5"><text:s/></text:span><text:span text:style-name="T3">비밀번호를</text:span><text:span text:style-name="T5"><text:s/></text:span><text:span text:style-name="T3">기억하지</text:span><text:span text:style-name="T5"><text:s/></text:span><text:span text:style-name="T3">못할</text:span><text:span text:style-name="T5"><text:s/></text:span><text:span text:style-name="T3">시</text:span><text:span text:style-name="T5">,<text:s/></text:span><text:span text:style-name="T3">계정찾기</text:span><text:span text:style-name="T5"><text:s/></text:span><text:span text:style-name="T3">탭으로</text:span><text:span text:style-name="T5"><text:s/></text:span><text:span text:style-name="T3">들어가서</text:span><text:span text:style-name="T5"><text:s/></text:span><text:span text:style-name="T3">찾을</text:span><text:span text:style-name="T5"><text:s/></text:span><text:span text:style-name="T3">수</text:span><text:span text:style-name="T5"><text:s/></text:span><text:span text:style-name="T3">있다</text:span><text:span text:style-name="T5">.</text:span></text:p>
            <text:p><text:span text:style-name="T5"><text:s text:c="8"/>1-1.<text:s/></text:span><text:span text:style-name="T3">계정찾기는</text:span><text:span text:style-name="T5"><text:s/></text:span><text:span text:style-name="T3">회원가입할</text:span><text:span text:style-name="T5"><text:s/></text:span><text:span text:style-name="T3">때</text:span><text:span text:style-name="T5"><text:s/></text:span><text:span text:style-name="T3">입력하는</text:span><text:span text:style-name="T5"><text:s/></text:span><text:span text:style-name="T3">계정찾기</text:span><text:span text:style-name="T5"><text:s/></text:span><text:span text:style-name="T3">답변을</text:span><text:span text:style-name="T5"><text:s/></text:span><text:span text:style-name="T3">입력</text:span><text:span text:style-name="T5"><text:s/></text:span><text:span text:style-name="T3">시</text:span><text:span text:style-name="T5"><text:s/></text:span><text:span text:style-name="T3">아이디와</text:span><text:span text:style-name="T5"><text:s/></text:span><text:span text:style-name="T3">비밀번호를</text:span><text:span text:style-name="T5"><text:s/></text:span><text:span text:style-name="T3">찾을</text:span><text:span text:style-name="T5"><text:s/></text:span><text:span text:style-name="T3">수</text:span><text:span text:style-name="T5"><text:s/></text:span><text:span text:style-name="T3">있도록</text:span><text:span text:style-name="T5"><text:s/></text:span><text:span text:style-name="T3">한다</text:span><text:span text:style-name="T5">.</text:span></text:p>
            <text:p><text:span text:style-name="T5">2.</text:span><text:span text:style-name="T3">출력내용</text:span></text:p>
            <text:p><text:span text:style-name="T5"><text:s text:c="8"/>2-1.<text:s/></text:span><text:span text:style-name="T3">계정찾기</text:span><text:span text:style-name="T5"><text:s/></text:span><text:span text:style-name="T3">탭</text:span></text:p>
            <text:p><text:span text:style-name="T5"><text:s text:c="8"/>2-2<text:s/></text:span><text:span text:style-name="T3">계정찾기</text:span><text:span text:style-name="T5"><text:s/></text:span><text:span text:style-name="T3">답변을</text:span><text:span text:style-name="T5"><text:s/></text:span><text:span text:style-name="T3">입력하세요</text:span><text:span text:style-name="T5">.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/>
        </table:table-row>
        <table:table-row table:style-name="ro5">
          <table:table-cell office:value-type="string" table:number-columns-spanned="2" table:number-rows-spanned="1" table:style-name="ce13">
            <text:p>회원가입</text:p>
          </table:table-cell>
          <table:covered-table-cell/>
          <table:table-cell office:value-type="string" table:style-name="ce4">
            <text:p>회원가입</text:p>
          </table:table-cell>
          <table:table-cell office:value-type="string" table:style-name="ce17">
            <text:p>1-1.<text:s/><text:span text:style-name="T3">회원가입</text:span><text:span text:style-name="T5"><text:s/></text:span><text:span text:style-name="T6">중간에</text:span><text:span text:style-name="T5"><text:s/>(1)</text:span><text:span text:style-name="T3">일반회원과</text:span><text:span text:style-name="T5"><text:s/>(2)</text:span><text:span text:style-name="T3">관리자로</text:span><text:span text:style-name="T5"><text:s/></text:span><text:span text:style-name="T3">나누어서</text:span><text:span text:style-name="T5"><text:s/></text:span><text:span text:style-name="T3">가입할</text:span><text:span text:style-name="T5"><text:s/></text:span><text:span text:style-name="T3">수</text:span><text:span text:style-name="T5"><text:s/></text:span><text:span text:style-name="T3">있도록</text:span><text:span text:style-name="T5"><text:s/></text:span><text:span text:style-name="T3">한다</text:span><text:span text:style-name="T5">.</text:span></text:p>
            <text:p><text:span text:style-name="T5"><text:s text:c="8"/>1-1-1.<text:s/></text:span><text:span text:style-name="T3">일반회원</text:span><text:span text:style-name="T5"><text:s/></text:span><text:span text:style-name="T3">가입은</text:span><text:span text:style-name="T5"><text:s/></text:span><text:span text:style-name="T3">아이디</text:span><text:span text:style-name="T5">,<text:s/></text:span><text:span text:style-name="T3">비밀번호</text:span><text:span text:style-name="T5">,<text:s/></text:span><text:span text:style-name="T3">이름</text:span><text:span text:style-name="T5">,<text:s/></text:span><text:span text:style-name="T6">성별</text:span><text:span text:style-name="T5">,<text:s/></text:span><text:span text:style-name="T3">계정찾기</text:span><text:span text:style-name="T5"><text:s/></text:span><text:span text:style-name="T3">답변을</text:span><text:span text:style-name="T5"><text:s/></text:span><text:span text:style-name="T3">입력하게</text:span><text:span text:style-name="T5"><text:s/></text:span><text:span text:style-name="T3">한다</text:span><text:span text:style-name="T5">.(</text:span><text:span text:style-name="T3">정규화에</text:span><text:span text:style-name="T5"><text:s/></text:span><text:span text:style-name="T3">맞게</text:span><text:span text:style-name="T5">)</text:span></text:p>
            <text:p><text:span text:style-name="T5"><text:s text:c="8"/>1-1-2.<text:s/></text:span><text:span text:style-name="T3">관리자</text:span><text:span text:style-name="T5"><text:s/></text:span><text:span text:style-name="T3">회원가입은</text:span><text:span text:style-name="T5"><text:s/></text:span><text:span text:style-name="T3">관리자들에게</text:span><text:span text:style-name="T5"><text:s/></text:span><text:span text:style-name="T3">부여된</text:span><text:span text:style-name="T5"><text:s/></text:span><text:span text:style-name="T3">코드번호를</text:span><text:span text:style-name="T5"><text:s/></text:span><text:span text:style-name="T3">입력하고</text:span><text:span text:style-name="T5"><text:s/></text:span><text:span text:style-name="T6">일치하면</text:span><text:span text:style-name="T5"><text:s/></text:span><text:span text:style-name="T3">나머지는</text:span><text:span text:style-name="T5"><text:s/></text:span><text:span text:style-name="T3">일반회원</text:span><text:span text:style-name="T5"><text:s/></text:span><text:span text:style-name="T3">가입과</text:span><text:span text:style-name="T5"><text:s/></text:span><text:span text:style-name="T3">동일</text:span><text:span text:style-name="T5">.</text:span></text:p>
            <text:p><text:span text:style-name="T5">2.2<text:s/></text:span><text:span text:style-name="T3">출력내용</text:span></text:p>
            <text:p><text:span text:style-name="T5"><text:s/>2-1.<text:s/></text:span><text:span text:style-name="T2">회원가입선택</text:span><text:span text:style-name="T3"/></text:p>
            <text:p><text:span text:style-name="T5"><text:s text:c="8"/>2-1-1.<text:s/></text:span><text:span text:style-name="T3">아이디</text:span><text:span text:style-name="T5">,<text:s/></text:span><text:span text:style-name="T3">비밀번호</text:span><text:span text:style-name="T5">,<text:s/></text:span><text:span text:style-name="T3">이름</text:span><text:span text:style-name="T5">,<text:s/></text:span><text:span text:style-name="T3">성별</text:span><text:span text:style-name="T5"><text:s/>,</text:span><text:span text:style-name="T3">계정찾기</text:span><text:span text:style-name="T5"><text:s/></text:span><text:span text:style-name="T3">답변</text:span><text:span text:style-name="T5"><text:s/></text:span><text:span text:style-name="T3">입력창</text:span><text:span text:style-name="T5">(</text:span><text:span text:style-name="T3">정규화에</text:span><text:span text:style-name="T5"><text:s/></text:span><text:span text:style-name="T3">맞지</text:span><text:span text:style-name="T5"><text:s/></text:span><text:span text:style-name="T3">않으면</text:span><text:span text:style-name="T5"><text:s/></text:span><text:span text:style-name="T3">틀리다고</text:span><text:span text:style-name="T5"><text:s/></text:span><text:span text:style-name="T3">출력</text:span><text:span text:style-name="T5">)</text:span></text:p>
            <text:p><text:span text:style-name="T5"><text:s text:c="8"/>2-1-2.<text:s/></text:span><text:span text:style-name="T3">관리자</text:span><text:span text:style-name="T5"><text:s/></text:span><text:span text:style-name="T2">회원가입은 일반회원가입과 동일하며 관리자 코드만 추가로 입력.</text:span><text:span text:style-name="T5"><text:s text:c="2"/>2-1-1<text:s/></text:span><text:span text:style-name="T3">과</text:span><text:span text:style-name="T5"><text:s/></text:span><text:span text:style-name="T3">동일하게</text:span><text:span text:style-name="T5"><text:s/></text:span><text:span text:style-name="T3">출력</text:span></text:p>
            <text:p/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/>
        </table:table-row>
        <table:table-row table:style-name="ro6">
          <table:table-cell office:value-type="string" table:number-columns-spanned="1" table:number-rows-spanned="4" table:style-name="ce20">
            <text:p>회원관리</text:p>
          </table:table-cell>
          <table:table-cell office:value-type="string" table:style-name="ce4">
            <text:p>회원정보</text:p>
          </table:table-cell>
          <table:table-cell office:value-type="string" table:style-name="ce4">
            <text:p>회원정보조회</text:p>
          </table:table-cell>
          <table:table-cell office:value-type="string" table:style-name="ce17">
            <text:p>1.<text:s/><text:span text:style-name="T3">출력내용</text:span></text:p>
            <text:p><text:span text:style-name="T5">-</text:span><text:span text:style-name="T3">이름</text:span><text:span text:style-name="T5"/></text:p>
            <text:p><text:span text:style-name="T5">-</text:span><text:span text:style-name="T3">체중</text:span><text:span text:style-name="T5"/></text:p>
            <text:p><text:span text:style-name="T5">-</text:span><text:span text:style-name="T3">키</text:span><text:span text:style-name="T5"><text:s/></text:span></text:p>
            <text:p><text:span text:style-name="T5">-</text:span><text:span text:style-name="T3">골격근량</text:span><text:span text:style-name="T5"><text:s/></text:span></text:p>
            <text:p><text:span text:style-name="T5">-</text:span><text:span text:style-name="T3">나이</text:span><text:span text:style-name="T5"><text:s/></text:span></text:p>
            <text:p><text:span text:style-name="T5">-</text:span><text:span text:style-name="T3">체지방률</text:span><text:span text:style-name="T5"><text:s/>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2" table:style-name="ce1"/>
          <table:table-cell table:number-columns-repeated="1015" table:style-name="ce2"/>
          <table:table-cell table:number-columns-repeated="15361"/>
        </table:table-row>
        <table:table-row table:style-name="ro7">
          <table:covered-table-cell/>
          <table:table-cell office:value-type="string" table:number-columns-spanned="1" table:number-rows-spanned="3" table:style-name="ce21">
            <text:p>마이페이지</text:p>
          </table:table-cell>
          <table:table-cell office:value-type="string" table:style-name="ce4">
            <text:p>내정보조회</text:p>
          </table:table-cell>
          <table:table-cell office:value-type="string" table:style-name="ce17">
            <text:p>1.<text:s/><text:span text:style-name="T3">출력내용</text:span></text:p>
            <text:p><text:span text:style-name="T5"><text:s text:c="2"/>-<text:s/></text:span><text:span text:style-name="T3">개인정보</text:span><text:span text:style-name="T5">(</text:span><text:span text:style-name="T2">아이디,<text:s/></text:span><text:span text:style-name="T3">이름</text:span><text:span text:style-name="T5">,<text:s/></text:span><text:span text:style-name="T2">계정찾기답변, 성별, 관리자코드</text:span><text:span text:style-name="T5">)</text:span><text:span text:style-name="T3"/></text:p>
            <text:p><text:span text:style-name="T5"><text:s text:c="2"/>-<text:s/></text:span><text:span text:style-name="T3">입력한</text:span><text:span text:style-name="T5"><text:s/></text:span><text:span text:style-name="T3">인바디정보</text:span></text:p>
            <text:p><text:span text:style-name="T5"><text:s text:c="7"/>-<text:s/></text:span><text:span text:style-name="T3">체중</text:span></text:p>
            <text:p><text:span text:style-name="T5"><text:s text:c="7"/>-<text:s/></text:span><text:span text:style-name="T3">키</text:span></text:p>
            <text:p><text:span text:style-name="T5"><text:s text:c="7"/>-<text:s/></text:span><text:span text:style-name="T3">골격근량</text:span></text:p>
            <text:p><text:span text:style-name="T5"><text:s text:c="7"/>-<text:s/></text:span><text:span text:style-name="T3">나이</text:span></text:p>
            <text:p><text:span text:style-name="T5"><text:s text:c="7"/>-<text:s/></text:span><text:span text:style-name="T3">체지방률</text:span></text:p>
            <text:p><text:s text:c="7"/>-<text:s/><text:span text:style-name="T3">인바디점수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2" table:style-name="ce1"/>
          <table:table-cell table:number-columns-repeated="1015" table:style-name="ce2"/>
          <table:table-cell table:number-columns-repeated="15361"/>
        </table:table-row>
        <table:table-row table:style-name="ro8">
          <table:covered-table-cell/>
          <table:covered-table-cell/>
          <table:table-cell office:value-type="string" table:style-name="ce4">
            <text:p>회원탈퇴</text:p>
          </table:table-cell>
          <table:table-cell office:value-type="string" table:style-name="ce17">
            <text:p>1.<text:s/><text:span text:style-name="T3">마이페이지에서</text:span><text:span text:style-name="T5"><text:s/></text:span><text:span text:style-name="T3">회원탈퇴</text:span><text:span text:style-name="T5"><text:s/></text:span><text:span text:style-name="T3">탭</text:span><text:span text:style-name="T5"><text:s/></text:span><text:span text:style-name="T3">이동</text:span></text:p>
            <text:p><text:span text:style-name="T5"><text:s/>-<text:s/></text:span><text:span text:style-name="T2">아이디,<text:s/></text:span><text:span text:style-name="T3">비밀번호</text:span><text:span text:style-name="T5"><text:s/></text:span><text:span text:style-name="T3">재입력</text:span></text:p>
            <text:p/>
          </table:table-cell>
          <table:table-cell table:style-name="ce5"/>
          <table:table-cell office:value-type="string" table:style-name="ce5">
            <text:p>O</text:p>
          </table:table-cell>
          <table:table-cell table:number-columns-repeated="2" table:style-name="ce1"/>
          <table:table-cell table:number-columns-repeated="1015" table:style-name="ce2"/>
          <table:table-cell table:number-columns-repeated="15361"/>
        </table:table-row>
        <table:table-row table:style-name="ro9">
          <table:covered-table-cell/>
          <table:covered-table-cell/>
          <table:table-cell office:value-type="string" table:style-name="ce18">
            <text:p>내정보수정</text:p>
          </table:table-cell>
          <table:table-cell office:value-type="string" table:style-name="ce17">
            <text:p>1.<text:s/><text:span text:style-name="T3">수정항목을</text:span><text:span text:style-name="T5"><text:s/></text:span><text:span text:style-name="T3">번호로</text:span><text:span text:style-name="T5"><text:s/></text:span><text:span text:style-name="T3">입력받는다</text:span></text:p>
            <text:p><text:span text:style-name="T5"><text:s text:c="2"/>-<text:s/></text:span><text:span text:style-name="T3">개인정보</text:span><text:span text:style-name="T5">(</text:span><text:span text:style-name="T2">수정할 비밀번호</text:span><text:span text:style-name="T5">)</text:span><text:span text:style-name="T3"/></text:p>
            <text:p><text:span text:style-name="T5"><text:s text:c="2"/>-<text:s/></text:span><text:span text:style-name="T3">계정찾기답변</text:span></text:p>
            <text:p><text:span text:style-name="T5">2.<text:s/></text:span><text:span text:style-name="T3">입력사항</text:span></text:p>
            <text:p><text:span text:style-name="T5"><text:s text:c="2"/>-<text:s/></text:span><text:span text:style-name="T3">수정할</text:span><text:span text:style-name="T5"><text:s/></text:span><text:span text:style-name="T3">정보</text:span><text:span text:style-name="T5"><text:s/></text:span><text:span text:style-name="T3">입력</text:span></text:p>
            <text:p><text:span text:style-name="T5">3.<text:s/></text:span><text:span text:style-name="T3">수정</text:span><text:span text:style-name="T5"><text:s/></text:span><text:span text:style-name="T3">후</text:span><text:span text:style-name="T5"><text:s/></text:span><text:span text:style-name="T3">변경 여부를</text:span><text:span text:style-name="T5"><text:s/></text:span><text:span text:style-name="T3">보여줘야한다</text:span><text:span text:style-name="T5">.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/>
        </table:table-row>
        <table:table-row table:style-name="ro9">
          <table:table-cell office:value-type="string" table:number-columns-spanned="1" table:number-rows-spanned="15" table:style-name="ce13">
            <text:p>커뮤니티</text:p>
          </table:table-cell>
          <table:table-cell office:value-type="string" table:number-columns-spanned="1" table:number-rows-spanned="5" table:style-name="ce13">
            <text:p>공지사항</text:p>
            <text:p>게시판관리</text:p>
          </table:table-cell>
          <table:table-cell office:value-type="string" table:style-name="ce4">
            <text:p>글목록보기</text:p>
          </table:table-cell>
          <table:table-cell office:value-type="string" table:style-name="ce17">
            <text:p>1.<text:s/><text:span text:style-name="T3">모든</text:span><text:span text:style-name="T5"><text:s/></text:span><text:span text:style-name="T3">사용자가</text:span><text:span text:style-name="T5"><text:s/></text:span><text:span text:style-name="T3">볼</text:span><text:span text:style-name="T5"><text:s/></text:span><text:span text:style-name="T3">수</text:span><text:span text:style-name="T5"><text:s/></text:span><text:span text:style-name="T3">있다</text:span><text:span text:style-name="T5">.</text:span></text:p>
            <text:p><text:span text:style-name="T5">2.<text:s/></text:span><text:span text:style-name="T3">출력내용</text:span></text:p>
            <text:p><text:span text:style-name="T5"><text:s text:c="3"/>-<text:s/></text:span><text:span text:style-name="T3">글</text:span><text:span text:style-name="T5"><text:s/></text:span><text:span text:style-name="T3">번호</text:span></text:p>
            <text:p><text:span text:style-name="T5"><text:s text:c="3"/>-<text:s/></text:span><text:span text:style-name="T3">제목</text:span></text:p>
            <text:p><text:span text:style-name="T5"><text:s text:c="3"/>-<text:s/></text:span><text:span text:style-name="T3">작성자</text:span><text:span text:style-name="T5">(pk,fk)</text:span></text:p>
            <text:p><text:span text:style-name="T5"><text:s text:c="3"/>-<text:s/></text:span><text:span text:style-name="T3">작성날짜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/>
        </table:table-row>
        <table:table-row table:style-name="ro5">
          <table:covered-table-cell/>
          <table:covered-table-cell/>
          <table:table-cell office:value-type="string" table:style-name="ce4">
            <text:p>글조회</text:p>
          </table:table-cell>
          <table:table-cell office:value-type="string" table:style-name="ce17">
            <text:p>1.<text:span text:style-name="T3">글번호를</text:span><text:span text:style-name="T5"><text:s/></text:span><text:span text:style-name="T3">입력받아</text:span><text:span text:style-name="T5"><text:s/></text:span><text:span text:style-name="T3">해당</text:span><text:span text:style-name="T5"><text:s/></text:span><text:span text:style-name="T3">글번호를</text:span><text:span text:style-name="T5"><text:s/></text:span><text:span text:style-name="T3">조회한다</text:span></text:p>
            <text:p><text:span text:style-name="T5">2.</text:span><text:span text:style-name="T3">출력내용</text:span></text:p>
            <text:p><text:span text:style-name="T5"><text:s text:c="2"/>-<text:s/></text:span><text:span text:style-name="T3">글</text:span><text:span text:style-name="T5"><text:s/></text:span><text:span text:style-name="T3">번호</text:span><text:span text:style-name="T5">(pk)</text:span></text:p>
            <text:p><text:span text:style-name="T5"><text:s text:c="2"/>-<text:s/></text:span><text:span text:style-name="T3">글</text:span><text:span text:style-name="T5"><text:s/></text:span><text:span text:style-name="T3">제목</text:span></text:p>
            <text:p><text:span text:style-name="T3"><text:s/>- 글 내용</text:span></text:p>
            <text:p><text:span text:style-name="T5"><text:s text:c="2"/>-<text:s/></text:span><text:span text:style-name="T3">작성자</text:span><text:span text:style-name="T5">(pk,fk)</text:span></text:p>
            <text:p><text:span text:style-name="T5"><text:s text:c="2"/>-<text:s/></text:span><text:span text:style-name="T3">작성일자</text:span></text:p>
            <text:p><text:span text:style-name="T5"><text:s/>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/>
        </table:table-row>
        <table:table-row table:style-name="ro4">
          <table:covered-table-cell/>
          <table:covered-table-cell/>
          <table:table-cell office:value-type="string" table:style-name="ce4">
            <text:p>글작성</text:p>
          </table:table-cell>
          <table:table-cell office:value-type="string" table:style-name="ce17">
            <text:p>1.<text:s/><text:span text:style-name="T3">공지</text:span><text:span text:style-name="T5"><text:s/></text:span><text:span text:style-name="T3">글</text:span><text:span text:style-name="T5"><text:s/></text:span><text:span text:style-name="T3">작성은</text:span><text:span text:style-name="T5"><text:s/></text:span><text:span text:style-name="T3">관리자만</text:span><text:span text:style-name="T5"><text:s/></text:span><text:span text:style-name="T3">업로드할</text:span><text:span text:style-name="T5"><text:s/></text:span><text:span text:style-name="T3">수</text:span><text:span text:style-name="T5"><text:s/></text:span><text:span text:style-name="T3">있다</text:span><text:span text:style-name="T5">.</text:span></text:p>
            <text:p><text:span text:style-name="T5">2.<text:s/></text:span><text:span text:style-name="T3">입력사항</text:span></text:p>
            <text:p><text:span text:style-name="T5"><text:s text:c="2"/>-<text:s/></text:span><text:span text:style-name="T3">공지</text:span><text:span text:style-name="T5"><text:s/></text:span><text:span text:style-name="T3">제목</text:span></text:p>
            <text:p><text:span text:style-name="T5"><text:s text:c="2"/>-<text:s/></text:span><text:span text:style-name="T3">공지</text:span><text:span text:style-name="T5"><text:s/></text:span><text:span text:style-name="T3">내용</text:span></text:p>
            <text:p><text:span text:style-name="T5">3.<text:s/></text:span><text:span text:style-name="T3">작성자는</text:span><text:span text:style-name="T5"><text:s/></text:span><text:span text:style-name="T3">관리자</text:span><text:span text:style-name="T5"><text:s/></text:span><text:span text:style-name="T3">이며</text:span><text:span text:style-name="T5"><text:s/></text:span><text:span text:style-name="T3">작성일자는</text:span><text:span text:style-name="T5"><text:s/></text:span><text:span text:style-name="T3">오늘</text:span><text:span text:style-name="T5"><text:s/></text:span><text:span text:style-name="T3">날짜로</text:span><text:span text:style-name="T5"><text:s/></text:span><text:span text:style-name="T3">자동</text:span><text:span text:style-name="T5"><text:s/></text:span><text:span text:style-name="T3">업로드</text:span><text:span text:style-name="T5"><text:s/></text:span><text:span text:style-name="T3">한다</text:span><text:span text:style-name="T5">.</text:span></text:p>
          </table:table-cell>
          <table:table-cell office:value-type="string" table:style-name="ce5">
            <text:p>O</text:p>
          </table:table-cell>
          <table:table-cell table:style-name="ce5"/>
          <table:table-cell table:number-columns-repeated="1017" table:style-name="ce2"/>
          <table:table-cell table:number-columns-repeated="15361"/>
        </table:table-row>
        <table:table-row table:style-name="ro10">
          <table:covered-table-cell/>
          <table:covered-table-cell/>
          <table:table-cell office:value-type="string" table:style-name="ce4">
            <text:p>글수정</text:p>
          </table:table-cell>
          <table:table-cell office:value-type="string" table:style-name="ce17">
            <text:p>1.<text:s/><text:span text:style-name="T3">공지</text:span><text:span text:style-name="T5"><text:s/></text:span><text:span text:style-name="T3">글</text:span><text:span text:style-name="T5"><text:s/></text:span><text:span text:style-name="T3">수정은</text:span><text:span text:style-name="T5"><text:s/></text:span><text:span text:style-name="T3">관리자만</text:span><text:span text:style-name="T5"><text:s/></text:span><text:span text:style-name="T3">수정이</text:span><text:span text:style-name="T5"><text:s/></text:span><text:span text:style-name="T3">가능하다</text:span></text:p>
            <text:p><text:span text:style-name="T5"/></text:p>
            <text:p><text:span text:style-name="T5">2.<text:s/></text:span><text:span text:style-name="T3">수정할</text:span><text:span text:style-name="T5"><text:s/></text:span><text:span text:style-name="T3">부분을</text:span><text:span text:style-name="T5"><text:s/></text:span><text:span text:style-name="T3">입력받아</text:span><text:span text:style-name="T5"><text:s/></text:span><text:span text:style-name="T3">수정한다</text:span></text:p>
            <text:p><text:span text:style-name="T5"><text:s/>-<text:s/></text:span><text:span text:style-name="T3">제목</text:span></text:p>
            <text:p><text:span text:style-name="T5"><text:s/>-<text:s/></text:span><text:span text:style-name="T3">제목</text:span><text:span text:style-name="T5"><text:s/></text:span><text:span text:style-name="T3">및</text:span><text:span text:style-name="T5"><text:s/></text:span><text:span text:style-name="T3">내용</text:span></text:p>
            <text:p><text:span text:style-name="T5"><text:s/>-<text:s/></text:span><text:span text:style-name="T3">작성일자는</text:span><text:span text:style-name="T5"><text:s/></text:span><text:span text:style-name="T3">자동으로</text:span><text:span text:style-name="T5"><text:s/></text:span><text:span text:style-name="T3">현재날짜를</text:span><text:span text:style-name="T5"><text:s/></text:span><text:span text:style-name="T3">받게한다</text:span></text:p>
            <text:p><text:span text:style-name="T5"><text:s/></text:span></text:p>
          </table:table-cell>
          <table:table-cell office:value-type="string" table:style-name="ce5">
            <text:p>O</text:p>
          </table:table-cell>
          <table:table-cell table:style-name="ce6"/>
          <table:table-cell table:number-columns-repeated="1017" table:style-name="ce2"/>
          <table:table-cell table:number-columns-repeated="15361" table:style-name="ce1"/>
        </table:table-row>
        <table:table-row table:style-name="ro11">
          <table:covered-table-cell/>
          <table:covered-table-cell/>
          <table:table-cell office:value-type="string" table:style-name="ce4">
            <text:p>글삭제</text:p>
          </table:table-cell>
          <table:table-cell office:value-type="string" table:style-name="ce17">
            <text:p>1.<text:s/><text:span text:style-name="T3">관리자만</text:span><text:span text:style-name="T5"><text:s/></text:span><text:span text:style-name="T3">삭제</text:span><text:span text:style-name="T5"><text:s/></text:span><text:span text:style-name="T3">가능하다</text:span><text:span text:style-name="T5">.</text:span></text:p>
            <text:p><text:span text:style-name="T5"><text:s text:c="2"/>-<text:s/></text:span><text:span text:style-name="T3">입력받은</text:span><text:span text:style-name="T5"><text:s/></text:span><text:span text:style-name="T3">글번호</text:span><text:span text:style-name="T5">(pk)</text:span><text:span text:style-name="T3">를</text:span><text:span text:style-name="T5"><text:s/></text:span><text:span text:style-name="T3">조회하여</text:span><text:span text:style-name="T5"><text:s/></text:span><text:span text:style-name="T3">해당</text:span><text:span text:style-name="T5"><text:s/></text:span><text:span text:style-name="T3">게시물을</text:span><text:span text:style-name="T5"><text:s/></text:span><text:span text:style-name="T3">삭제</text:span><text:span text:style-name="T5"><text:s/></text:span><text:span text:style-name="T3">한다</text:span></text:p>
          </table:table-cell>
          <table:table-cell office:value-type="string" table:style-name="ce5">
            <text:p>O</text:p>
          </table:table-cell>
          <table:table-cell table:style-name="ce6"/>
          <table:table-cell table:number-columns-repeated="1017" table:style-name="ce2"/>
          <table:table-cell table:number-columns-repeated="15361" table:style-name="ce1"/>
        </table:table-row>
        <table:table-row table:style-name="ro9">
          <table:covered-table-cell/>
          <table:table-cell office:value-type="string" table:number-columns-spanned="1" table:number-rows-spanned="5" table:style-name="ce13">
            <text:p>자유게시판</text:p>
          </table:table-cell>
          <table:table-cell office:value-type="string" table:style-name="ce4">
            <text:p>글목록보기</text:p>
          </table:table-cell>
          <table:table-cell office:value-type="string" table:style-name="ce17">
            <text:p>1.<text:s/><text:span text:style-name="T3">모든</text:span><text:span text:style-name="T5"><text:s/></text:span><text:span text:style-name="T3">사용자가</text:span><text:span text:style-name="T5"><text:s/></text:span><text:span text:style-name="T3">볼</text:span><text:span text:style-name="T5"><text:s/></text:span><text:span text:style-name="T3">수</text:span><text:span text:style-name="T5"><text:s/></text:span><text:span text:style-name="T3">있다</text:span><text:span text:style-name="T5">.</text:span></text:p>
            <text:p><text:span text:style-name="T5">2.<text:s/></text:span><text:span text:style-name="T3">출력내용</text:span></text:p>
            <text:p><text:span text:style-name="T5"><text:s text:c="2"/>-<text:s/></text:span><text:span text:style-name="T3">제목</text:span></text:p>
            <text:p><text:span text:style-name="T5"><text:s text:c="2"/>-<text:s/></text:span><text:span text:style-name="T3">작성자</text:span><text:span text:style-name="T5">(pk,fk)</text:span></text:p>
            <text:p><text:span text:style-name="T5"><text:s text:c="2"/>-<text:s/></text:span><text:span text:style-name="T3">작성날짜</text:span></text:p>
            <text:p><text:span text:style-name="T5"><text:s text:c="2"/>-<text:s/></text:span><text:span text:style-name="T3">글</text:span><text:span text:style-name="T5"><text:s/></text:span><text:span text:style-name="T3">번호</text:span><text:span text:style-name="T5">"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 table:style-name="ce1"/>
        </table:table-row>
        <table:table-row table:style-name="ro5">
          <table:covered-table-cell/>
          <table:covered-table-cell/>
          <table:table-cell office:value-type="string" table:style-name="ce4">
            <text:p>글조회</text:p>
          </table:table-cell>
          <table:table-cell office:value-type="string" table:style-name="ce17">
            <text:p>1.<text:span text:style-name="T3">글번호를</text:span><text:span text:style-name="T5"><text:s/></text:span><text:span text:style-name="T3">입력받아</text:span><text:span text:style-name="T5"><text:s/></text:span><text:span text:style-name="T3">해당</text:span><text:span text:style-name="T5"><text:s/></text:span><text:span text:style-name="T3">글번호를</text:span><text:span text:style-name="T5"><text:s/></text:span><text:span text:style-name="T3">조회한다</text:span></text:p>
            <text:p><text:span text:style-name="T5">2.</text:span><text:span text:style-name="T3">출력내용</text:span></text:p>
            <text:p><text:span text:style-name="T5"><text:s text:c="2"/>-<text:s/></text:span><text:span text:style-name="T3">글</text:span><text:span text:style-name="T5"><text:s/></text:span><text:span text:style-name="T3">번호</text:span><text:span text:style-name="T5">(pk)</text:span></text:p>
            <text:p><text:span text:style-name="T5"><text:s text:c="2"/>-<text:s/></text:span><text:span text:style-name="T3">글</text:span><text:span text:style-name="T5"><text:s/></text:span><text:span text:style-name="T3">제목</text:span></text:p>
            <text:p><text:span text:style-name="T5"><text:s text:c="2"/>-<text:s/></text:span><text:span text:style-name="T3">글</text:span><text:span text:style-name="T5"><text:s/></text:span><text:span text:style-name="T3">내용</text:span></text:p>
            <text:p><text:span text:style-name="T5"><text:s text:c="2"/>-<text:s/></text:span><text:span text:style-name="T3">작성자</text:span><text:span text:style-name="T5">(pk,fk)</text:span></text:p>
            <text:p><text:span text:style-name="T5"><text:s text:c="2"/>-<text:s/></text:span><text:span text:style-name="T3">작성일자</text:span></text:p>
            <text:p><text:span text:style-name="T5"><text:s/>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 table:style-name="ce1"/>
        </table:table-row>
        <table:table-row table:style-name="ro4">
          <table:covered-table-cell/>
          <table:covered-table-cell/>
          <table:table-cell office:value-type="string" table:style-name="ce4">
            <text:p>글작성</text:p>
          </table:table-cell>
          <table:table-cell office:value-type="string" table:style-name="ce17">
            <text:p>1.<text:s/><text:span text:style-name="T3">모든</text:span><text:span text:style-name="T5"><text:s/></text:span><text:span text:style-name="T3">사용자가</text:span><text:span text:style-name="T5"><text:s/></text:span><text:span text:style-name="T3">등록할</text:span><text:span text:style-name="T5"><text:s/></text:span><text:span text:style-name="T3">수</text:span><text:span text:style-name="T5"><text:s/></text:span><text:span text:style-name="T3">있다</text:span></text:p>
            <text:p><text:span text:style-name="T5">2.<text:s/></text:span><text:span text:style-name="T3">입력사항</text:span></text:p>
            <text:p><text:span text:style-name="T5"><text:s text:c="2"/>-<text:s/></text:span><text:span text:style-name="T3">글제목</text:span></text:p>
            <text:p><text:span text:style-name="T5"><text:s text:c="2"/>-<text:s/></text:span><text:span text:style-name="T3">글</text:span><text:span text:style-name="T5"><text:s/></text:span><text:span text:style-name="T3">내용</text:span></text:p>
            <text:p><text:span text:style-name="T5">3.<text:s/></text:span><text:span text:style-name="T3">작성일자는</text:span><text:span text:style-name="T5"><text:s/></text:span><text:span text:style-name="T3">오늘</text:span><text:span text:style-name="T5"><text:s/></text:span><text:span text:style-name="T3">날짜로</text:span><text:span text:style-name="T5"><text:s/></text:span><text:span text:style-name="T3">자동</text:span><text:span text:style-name="T5"><text:s/></text:span><text:span text:style-name="T3">업로드</text:span><text:span text:style-name="T5"><text:s/></text:span><text:span text:style-name="T3">한다</text:span><text:span text:style-name="T5">.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 table:style-name="ce1"/>
        </table:table-row>
        <table:table-row table:style-name="ro12">
          <table:covered-table-cell/>
          <table:covered-table-cell/>
          <table:table-cell office:value-type="string" table:style-name="ce4">
            <text:p>글수정</text:p>
          </table:table-cell>
          <table:table-cell office:value-type="string" table:style-name="ce17">
            <text:p>1.<text:s/><text:span text:style-name="T3">글</text:span><text:span text:style-name="T5"><text:s/></text:span><text:span text:style-name="T3">수정은</text:span><text:span text:style-name="T5"><text:s/></text:span><text:span text:style-name="T6">작성한<text:s/></text:span><text:span text:style-name="T3">회원만</text:span><text:span text:style-name="T5"><text:s/></text:span><text:span text:style-name="T3">수정이</text:span><text:span text:style-name="T5"><text:s/></text:span><text:span text:style-name="T3">가능하다</text:span></text:p>
            <text:p><text:span text:style-name="T5">2.<text:s/></text:span><text:span text:style-name="T3">수정하고싶은</text:span><text:span text:style-name="T5"><text:s/></text:span><text:span text:style-name="T3">부분을</text:span><text:span text:style-name="T5"><text:s/></text:span><text:span text:style-name="T3">선택해야</text:span><text:span text:style-name="T5"><text:s/></text:span><text:span text:style-name="T3">한다</text:span><text:span text:style-name="T5">.</text:span></text:p>
            <text:p><text:span text:style-name="T5"><text:s/>-<text:s/></text:span><text:span text:style-name="T3">제목</text:span></text:p>
            <text:p><text:span text:style-name="T5"><text:s/>-<text:s/></text:span><text:span text:style-name="T3">제목</text:span><text:span text:style-name="T5"><text:s/></text:span><text:span text:style-name="T3">및</text:span><text:span text:style-name="T5"><text:s/></text:span><text:span text:style-name="T3">내용</text:span></text:p>
            <text:p><text:span text:style-name="T5"><text:s/></text:span></text:p>
            <text:p><text:span text:style-name="T5">3.<text:s/></text:span><text:span text:style-name="T3">수정할</text:span><text:span text:style-name="T5"><text:s/></text:span><text:span text:style-name="T3">부분을</text:span><text:span text:style-name="T5"><text:s/></text:span><text:span text:style-name="T3">입력받아</text:span><text:span text:style-name="T5"><text:s/></text:span><text:span text:style-name="T3">일치하는</text:span><text:span text:style-name="T5"><text:s/></text:span><text:span text:style-name="T3">부분을</text:span><text:span text:style-name="T5"><text:s/></text:span><text:span text:style-name="T3">수정한다</text:span></text:p>
            <text:p><text:span text:style-name="T5"><text:s/>-<text:s/></text:span><text:span text:style-name="T3">제목</text:span></text:p>
            <text:p><text:span text:style-name="T5"><text:s/>-<text:s/></text:span><text:span text:style-name="T3">제목</text:span><text:span text:style-name="T5"><text:s/></text:span><text:span text:style-name="T3">및</text:span><text:span text:style-name="T5"><text:s/></text:span><text:span text:style-name="T3">내용</text:span></text:p>
            <text:p><text:span text:style-name="T5"><text:s/>-<text:s/></text:span><text:span text:style-name="T3">작성일자는</text:span><text:span text:style-name="T5"><text:s/></text:span><text:span text:style-name="T3">자동으로</text:span><text:span text:style-name="T5"><text:s/></text:span><text:span text:style-name="T3">현재날짜를</text:span><text:span text:style-name="T5"><text:s/></text:span><text:span text:style-name="T3">받게한다</text:span></text:p>
            <text:p><text:span text:style-name="T5"><text:s/>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 table:style-name="ce1"/>
        </table:table-row>
        <table:table-row table:style-name="ro13">
          <table:covered-table-cell/>
          <table:covered-table-cell/>
          <table:table-cell office:value-type="string" table:style-name="ce4">
            <text:p>글삭제</text:p>
          </table:table-cell>
          <table:table-cell office:value-type="string" table:style-name="ce19">
            <text:p><text:span text:style-name="T3">입력받은</text:span><text:span text:style-name="T5"><text:s/></text:span><text:span text:style-name="T3">글번호</text:span><text:span text:style-name="T5">(pk)</text:span><text:span text:style-name="T3">를</text:span><text:span text:style-name="T5"><text:s/></text:span><text:span text:style-name="T3">조회하여</text:span><text:span text:style-name="T5"><text:s/></text:span><text:span text:style-name="T3">해당</text:span><text:span text:style-name="T5"><text:s/></text:span><text:span text:style-name="T3">게시물을</text:span><text:span text:style-name="T5"><text:s/></text:span><text:span text:style-name="T3">삭제</text:span><text:span text:style-name="T5"><text:s/></text:span><text:span text:style-name="T3">한다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 table:style-name="ce1"/>
        </table:table-row>
        <table:table-row table:style-name="ro9">
          <table:covered-table-cell/>
          <table:table-cell office:value-type="string" table:number-columns-spanned="1" table:number-rows-spanned="5" table:style-name="ce13">
            <text:p>Q&amp;A</text:p>
          </table:table-cell>
          <table:table-cell office:value-type="string" table:style-name="ce4">
            <text:p>글목록보기</text:p>
          </table:table-cell>
          <table:table-cell office:value-type="string" table:style-name="ce17">
            <text:p>1.<text:s/><text:span text:style-name="T3">모든</text:span><text:span text:style-name="T5"><text:s/></text:span><text:span text:style-name="T3">사용자가</text:span><text:span text:style-name="T5"><text:s/></text:span><text:span text:style-name="T3">볼</text:span><text:span text:style-name="T5"><text:s/></text:span><text:span text:style-name="T3">수</text:span><text:span text:style-name="T5"><text:s/></text:span><text:span text:style-name="T3">있다</text:span><text:span text:style-name="T5">.</text:span></text:p>
            <text:p><text:span text:style-name="T5">2.<text:s/></text:span><text:span text:style-name="T3">출력내용</text:span></text:p>
            <text:p><text:span text:style-name="T5"><text:s text:c="3"/>-<text:s/></text:span><text:span text:style-name="T3">글</text:span><text:span text:style-name="T5"><text:s/></text:span><text:span text:style-name="T3">번호</text:span></text:p>
            <text:p><text:span text:style-name="T5"><text:s text:c="3"/>-<text:s/></text:span><text:span text:style-name="T3">제목</text:span></text:p>
            <text:p><text:span text:style-name="T5"><text:s text:c="3"/>-<text:s/></text:span><text:span text:style-name="T3">작성자</text:span><text:span text:style-name="T5">(pk,fk)</text:span></text:p>
            <text:p><text:span text:style-name="T5"><text:s text:c="3"/>-<text:s/></text:span><text:span text:style-name="T3">작성날짜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 table:style-name="ce1"/>
        </table:table-row>
        <table:table-row table:style-name="ro6">
          <table:covered-table-cell/>
          <table:covered-table-cell/>
          <table:table-cell office:value-type="string" table:style-name="ce4">
            <text:p>글조회</text:p>
          </table:table-cell>
          <table:table-cell office:value-type="string" table:style-name="ce17">
            <text:p>1.<text:span text:style-name="T3">글번호를</text:span><text:span text:style-name="T5"><text:s/></text:span><text:span text:style-name="T3">입력받아</text:span><text:span text:style-name="T5"><text:s/></text:span><text:span text:style-name="T3">해당</text:span><text:span text:style-name="T5"><text:s/></text:span><text:span text:style-name="T3">글번호를</text:span><text:span text:style-name="T5"><text:s/></text:span><text:span text:style-name="T3">조회한다</text:span></text:p>
            <text:p><text:span text:style-name="T5">2.</text:span><text:span text:style-name="T3">출력내용</text:span></text:p>
            <text:p><text:span text:style-name="T5"><text:s text:c="2"/>-<text:s/></text:span><text:span text:style-name="T3">글</text:span><text:span text:style-name="T5"><text:s/></text:span><text:span text:style-name="T3">번호</text:span><text:span text:style-name="T5">(pk)</text:span></text:p>
            <text:p><text:span text:style-name="T5"><text:s text:c="2"/>-<text:s/></text:span><text:span text:style-name="T3">글</text:span><text:span text:style-name="T5"><text:s/></text:span><text:span text:style-name="T3">제목</text:span></text:p>
            <text:p><text:span text:style-name="T5"><text:s text:c="2"/>-<text:s/></text:span><text:span text:style-name="T3">작성자</text:span><text:span text:style-name="T5">(pk,fk)</text:span></text:p>
            <text:p><text:span text:style-name="T5"><text:s text:c="2"/>-<text:s/></text:span><text:span text:style-name="T3">작성일자</text:span></text:p>
            <text:p><text:span text:style-name="T5"><text:s/>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 table:style-name="ce1"/>
        </table:table-row>
        <table:table-row table:style-name="ro9">
          <table:covered-table-cell/>
          <table:covered-table-cell/>
          <table:table-cell office:value-type="string" table:style-name="ce4">
            <text:p>글작성</text:p>
          </table:table-cell>
          <table:table-cell office:value-type="string" table:style-name="ce17">
            <text:p>1.<text:s/><text:span text:style-name="T3">회원, 관리자 모두</text:span><text:span text:style-name="T5"><text:s/></text:span><text:span text:style-name="T3">등록</text:span><text:span text:style-name="T5"><text:s/></text:span><text:span text:style-name="T3">가능하다(단, 답글은 관리자만 등록 가능)</text:span></text:p>
            <text:p><text:span text:style-name="T5">-</text:span><text:span text:style-name="T3">제목</text:span></text:p>
            <text:p><text:span text:style-name="T5">-</text:span><text:span text:style-name="T3">내용</text:span></text:p>
            <text:p><text:span text:style-name="T5">-</text:span><text:span text:style-name="T3">작성자</text:span></text:p>
            <text:p><text:span text:style-name="T5">-</text:span><text:span text:style-name="T3">작성일자</text:span></text:p>
            <text:p><text:span text:style-name="T5">-</text:span><text:span text:style-name="T3">글번호</text:span></text:p>
          </table:table-cell>
          <table:table-cell table:style-name="ce6"/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 table:style-name="ce1"/>
        </table:table-row>
        <table:table-row table:style-name="ro14">
          <table:covered-table-cell/>
          <table:covered-table-cell/>
          <table:table-cell office:value-type="string" table:style-name="ce4">
            <text:p>글수정</text:p>
          </table:table-cell>
          <table:table-cell office:value-type="string" table:style-name="ce17">
            <text:p>1.<text:s/><text:span text:style-name="T3">일반글은 회원만,</text:span><text:span text:style-name="T5"><text:s/></text:span><text:span text:style-name="T6">답글은 관리자만<text:s/></text:span><text:span text:style-name="T3">수정</text:span><text:span text:style-name="T5"><text:s/></text:span><text:span text:style-name="T3">가능하다</text:span></text:p>
            <text:p><text:span text:style-name="T5">2.<text:s/></text:span><text:span text:style-name="T2">글번호를 입력받고 수정할 부분을</text:span><text:span text:style-name="T5"><text:s/></text:span><text:span text:style-name="T3">입력받아</text:span><text:span text:style-name="T5"><text:s/></text:span><text:span text:style-name="T3">일치하는</text:span><text:span text:style-name="T5"><text:s/></text:span><text:span text:style-name="T3">부분을</text:span><text:span text:style-name="T5"><text:s/></text:span><text:span text:style-name="T3">수정한다</text:span></text:p>
            <text:p><text:span text:style-name="T5">-</text:span><text:span text:style-name="T3">제목</text:span></text:p>
            <text:p><text:span text:style-name="T5">-</text:span><text:span text:style-name="T3">내용</text:span></text:p>
          </table:table-cell>
          <table:table-cell table:style-name="ce6"/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 table:style-name="ce1"/>
        </table:table-row>
        <table:table-row table:style-name="ro13">
          <table:covered-table-cell/>
          <table:covered-table-cell/>
          <table:table-cell office:value-type="string" table:style-name="ce4">
            <text:p>글삭제</text:p>
          </table:table-cell>
          <table:table-cell office:value-type="string" table:style-name="ce19">
            <text:p><text:span text:style-name="T3">입력받은</text:span><text:span text:style-name="T5"><text:s/></text:span><text:span text:style-name="T3">글번호</text:span><text:span text:style-name="T5">(pk)</text:span><text:span text:style-name="T3">를</text:span><text:span text:style-name="T5"><text:s/></text:span><text:span text:style-name="T3">조회하여</text:span><text:span text:style-name="T5"><text:s/></text:span><text:span text:style-name="T3">해당</text:span><text:span text:style-name="T5"><text:s/></text:span><text:span text:style-name="T3">게시물을</text:span><text:span text:style-name="T5"><text:s/></text:span><text:span text:style-name="T3">삭제</text:span><text:span text:style-name="T5"><text:s/></text:span><text:span text:style-name="T3">한다</text:span>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 table:style-name="ce1"/>
        </table:table-row>
        <table:table-row table:style-name="ro11">
          <table:table-cell office:value-type="string" table:number-columns-spanned="2" table:number-rows-spanned="3" table:style-name="ce13">
            <text:p>인바디</text:p>
          </table:table-cell>
          <table:covered-table-cell/>
          <table:table-cell office:value-type="string" table:style-name="ce4">
            <text:p>인바디정보확인</text:p>
          </table:table-cell>
          <table:table-cell office:value-type="string" table:style-name="ce17">
            <text:p>1.<text:s/><text:span text:style-name="T3">회원들이</text:span><text:span text:style-name="T5"><text:s/></text:span><text:span text:style-name="T3">입력한</text:span><text:span text:style-name="T5"><text:s/></text:span><text:span text:style-name="T3">인바디</text:span><text:span text:style-name="T5"><text:s/></text:span><text:span text:style-name="T3">정보를</text:span><text:span text:style-name="T5"><text:s/></text:span><text:span text:style-name="T3">보여준다</text:span><text:span text:style-name="T5">.</text:span></text:p>
            <text:p/>
          </table:table-cell>
          <table:table-cell office:value-type="string" table:style-name="ce5">
            <text:p>O</text:p>
          </table:table-cell>
          <table:table-cell table:style-name="ce5"/>
          <table:table-cell table:number-columns-repeated="1017" table:style-name="ce2"/>
          <table:table-cell table:number-columns-repeated="15361" table:style-name="ce1"/>
        </table:table-row>
        <table:table-row table:style-name="ro11">
          <table:covered-table-cell/>
          <table:covered-table-cell/>
          <table:table-cell office:value-type="string" table:style-name="ce4">
            <text:p>그래프</text:p>
          </table:table-cell>
          <table:table-cell office:value-type="string" table:style-name="ce17">
            <text:p>1.<text:span text:style-name="T3">출력화면</text:span></text:p>
            <text:p><text:span text:style-name="T5"><text:s/>-</text:span><text:span text:style-name="T3">체중그래프</text:span><text:span text:style-name="T5">,<text:s/></text:span><text:span text:style-name="T3">골격근량그래프</text:span><text:span text:style-name="T5">,<text:s/></text:span><text:span text:style-name="T3">체지방률그래프</text:span><text:span text:style-name="T5">(</text:span><text:span text:style-name="T3">막대로</text:span><text:span text:style-name="T5"><text:s/></text:span><text:span text:style-name="T3">표현</text:span><text:span text:style-name="T5">)</text:span></text:p>
          </table:table-cell>
          <table:table-cell office:value-type="string" table:style-name="ce5">
            <text:p>O</text:p>
          </table:table-cell>
          <table:table-cell table:style-name="ce5"/>
          <table:table-cell table:number-columns-repeated="1017" table:style-name="ce2"/>
          <table:table-cell table:number-columns-repeated="15361" table:style-name="ce1"/>
        </table:table-row>
        <table:table-row table:style-name="ro4">
          <table:covered-table-cell/>
          <table:covered-table-cell/>
          <table:table-cell office:value-type="string" table:style-name="ce4">
            <text:p>랭킹</text:p>
          </table:table-cell>
          <table:table-cell office:value-type="string" table:style-name="ce17">
            <text:p>1.<text:span text:style-name="T3">인바디</text:span><text:span text:style-name="T5"><text:s/></text:span><text:span text:style-name="T3">점수를</text:span><text:span text:style-name="T5"><text:s/></text:span><text:span text:style-name="T3">이용하여</text:span><text:span text:style-name="T5"><text:s/></text:span><text:span text:style-name="T3">회원간</text:span><text:span text:style-name="T5"><text:s/></text:span><text:span text:style-name="T3">점수가</text:span><text:span text:style-name="T5"><text:s/></text:span><text:span text:style-name="T3">높은</text:span><text:span text:style-name="T5"><text:s/></text:span><text:span text:style-name="T3">사람</text:span><text:span text:style-name="T5"><text:s/></text:span><text:span text:style-name="T3">순서대로</text:span><text:span text:style-name="T5"><text:s/></text:span><text:span text:style-name="T3">순위를</text:span><text:span text:style-name="T5"><text:s/></text:span><text:span text:style-name="T3">표현하고</text:span></text:p>
            <text:p><text:span text:style-name="T5"><text:s text:c="4"/></text:span><text:span text:style-name="T3">순위가</text:span><text:span text:style-name="T5"><text:s/>1</text:span><text:span text:style-name="T3">등에</text:span><text:span text:style-name="T5"><text:s/></text:span><text:span text:style-name="T3">가까울수록</text:span><text:span text:style-name="T5"><text:s/></text:span><text:span text:style-name="T3">맨위에</text:span><text:span text:style-name="T5"><text:s/></text:span><text:span text:style-name="T3">표현된다</text:span></text:p>
            <text:p><text:span text:style-name="T5">2.</text:span><text:span text:style-name="T3">출력화면</text:span></text:p>
            <text:p><text:span text:style-name="T5">-<text:s/></text:span><text:span text:style-name="T3">나의</text:span><text:span text:style-name="T5"><text:s/></text:span><text:span text:style-name="T3">인바디</text:span><text:span text:style-name="T5"><text:s/></text:span><text:span text:style-name="T3">점수</text:span></text:p>
            <text:p><text:span text:style-name="T5">-<text:s/></text:span><text:span text:style-name="T3">산출된</text:span><text:span text:style-name="T5"><text:s/></text:span><text:span text:style-name="T3">인바디</text:span><text:span text:style-name="T5"><text:s/></text:span><text:span text:style-name="T3">점수를</text:span><text:span text:style-name="T5"><text:s/></text:span><text:span text:style-name="T3">바탕으로</text:span><text:span text:style-name="T5"><text:s/></text:span><text:span text:style-name="T3">랭킹을</text:span><text:span text:style-name="T5"><text:s/></text:span><text:span text:style-name="T3">산출한다</text:span><text:span text:style-name="T5">.</text:span></text:p>
          </table:table-cell>
          <table:table-cell office:value-type="string" table:style-name="ce5">
            <text:p>O</text:p>
          </table:table-cell>
          <table:table-cell table:style-name="ce5"/>
          <table:table-cell table:number-columns-repeated="1017" table:style-name="ce2"/>
          <table:table-cell table:number-columns-repeated="15361" table:style-name="ce1"/>
        </table:table-row>
        <table:table-row table:style-name="ro15">
          <table:table-cell office:value-type="string" table:number-columns-spanned="1" table:number-rows-spanned="2" table:style-name="ce13">
            <text:p>트레이닝</text:p>
          </table:table-cell>
          <table:table-cell office:value-type="string" table:style-name="ce7">
            <text:p>운동목록</text:p>
          </table:table-cell>
          <table:table-cell office:value-type="string" table:style-name="ce4">
            <text:p>트레이닝관리</text:p>
          </table:table-cell>
          <table:table-cell office:value-type="string" table:style-name="ce17">
            <text:p>1.<text:s/><text:span text:style-name="T3">세부내용</text:span></text:p>
            <text:p><text:span text:style-name="T5"><text:s/>1-1.<text:s/></text:span><text:span text:style-name="T3">가슴</text:span><text:span text:style-name="T5"><text:s/></text:span><text:span text:style-name="T3">운동</text:span><text:span text:style-name="T5">,<text:s/></text:span><text:span text:style-name="T3">운동</text:span><text:span text:style-name="T5"><text:s/></text:span><text:span text:style-name="T3">방법</text:span><text:span text:style-name="T5">,<text:s/></text:span><text:span text:style-name="T3">주의사항</text:span></text:p>
            <text:p><text:span text:style-name="T5"><text:s/>1-2.<text:s/></text:span><text:span text:style-name="T3">어깨</text:span><text:span text:style-name="T5"><text:s/></text:span><text:span text:style-name="T3">운동</text:span><text:span text:style-name="T5">,<text:s/></text:span><text:span text:style-name="T3">운동</text:span><text:span text:style-name="T5"><text:s/></text:span><text:span text:style-name="T3">방법</text:span><text:span text:style-name="T5">,<text:s/></text:span><text:span text:style-name="T3">주의사항</text:span></text:p>
            <text:p><text:span text:style-name="T5"><text:s/>1-3.<text:s/></text:span><text:span text:style-name="T3">등</text:span><text:span text:style-name="T5"><text:s/></text:span><text:span text:style-name="T3">운동</text:span><text:span text:style-name="T5">,<text:s/></text:span><text:span text:style-name="T3">운동</text:span><text:span text:style-name="T5"><text:s/></text:span><text:span text:style-name="T3">방법</text:span><text:span text:style-name="T5">,<text:s/></text:span><text:span text:style-name="T3">주의사항</text:span></text:p>
            <text:p><text:span text:style-name="T5"><text:s/>1-4.<text:s/></text:span><text:span text:style-name="T3">팔</text:span><text:span text:style-name="T5"><text:s/></text:span><text:span text:style-name="T3">운동</text:span><text:span text:style-name="T5">,<text:s/></text:span><text:span text:style-name="T3">운동</text:span><text:span text:style-name="T5"><text:s/></text:span><text:span text:style-name="T3">방법</text:span><text:span text:style-name="T5">,<text:s/></text:span><text:span text:style-name="T3">주의사항</text:span></text:p>
            <text:p><text:span text:style-name="T5"><text:s/>1-5.<text:s/></text:span><text:span text:style-name="T3">하체</text:span><text:span text:style-name="T5"><text:s/></text:span><text:span text:style-name="T3">운동</text:span><text:span text:style-name="T5">,<text:s/></text:span><text:span text:style-name="T3">운동</text:span><text:span text:style-name="T5"><text:s/></text:span><text:span text:style-name="T3">방법</text:span><text:span text:style-name="T5">,<text:s/></text:span><text:span text:style-name="T3">주의사항</text:span></text:p>
            <text:p><text:span text:style-name="T5"><text:s/>1-6.<text:s/></text:span><text:span text:style-name="T3">챌린지는</text:span><text:span text:style-name="T5"><text:s/></text:span><text:span text:style-name="T3">쓰레드를</text:span><text:span text:style-name="T5"><text:s/></text:span><text:span text:style-name="T3">이용하여</text:span><text:span text:style-name="T5"><text:s/></text:span><text:span text:style-name="T3">함께</text:span><text:span text:style-name="T5"><text:s/></text:span><text:span text:style-name="T3">운동할</text:span><text:span text:style-name="T5"><text:s/></text:span><text:span text:style-name="T3">수</text:span><text:span text:style-name="T5"><text:s/></text:span><text:span text:style-name="T3">있는</text:span><text:span text:style-name="T5"><text:s/></text:span><text:span text:style-name="T3">프로그램을</text:span><text:span text:style-name="T5"><text:s/></text:span><text:span text:style-name="T3">탑재한다</text:span><text:span text:style-name="T5">.</text:span></text:p>
            <text:p><text:span text:style-name="T5">2.<text:s/></text:span><text:span text:style-name="T3">출력내용</text:span></text:p>
            <text:p><text:span text:style-name="T5"><text:s/>2-1.<text:s/></text:span><text:span text:style-name="T3">가슴</text:span><text:span text:style-name="T5"><text:s/></text:span><text:span text:style-name="T3">운동</text:span><text:span text:style-name="T5"><text:s/></text:span><text:span text:style-name="T3">목록</text:span><text:span text:style-name="T5"><text:s/></text:span><text:span text:style-name="T3">나열</text:span><text:span text:style-name="T5">,<text:s/></text:span><text:span text:style-name="T3">선택하면</text:span><text:span text:style-name="T5"><text:s/></text:span><text:span text:style-name="T3">운동</text:span><text:span text:style-name="T5"><text:s/></text:span><text:span text:style-name="T3">방법과</text:span><text:span text:style-name="T5"><text:s/></text:span><text:span text:style-name="T3">주의사항</text:span><text:span text:style-name="T5"><text:s/></text:span><text:span text:style-name="T3">나열</text:span></text:p>
            <text:p><text:span text:style-name="T5"><text:s/>2-2.<text:s/></text:span><text:span text:style-name="T3">어깨</text:span><text:span text:style-name="T5"><text:s/></text:span><text:span text:style-name="T3">운동</text:span><text:span text:style-name="T5"><text:s/></text:span><text:span text:style-name="T3">목록</text:span><text:span text:style-name="T5"><text:s/></text:span><text:span text:style-name="T3">나열</text:span><text:span text:style-name="T5">,<text:s/></text:span><text:span text:style-name="T3">선택하면</text:span><text:span text:style-name="T5"><text:s/></text:span><text:span text:style-name="T3">운동</text:span><text:span text:style-name="T5"><text:s/></text:span><text:span text:style-name="T3">방법과</text:span><text:span text:style-name="T5"><text:s/></text:span><text:span text:style-name="T3">주의사항</text:span><text:span text:style-name="T5"><text:s/></text:span><text:span text:style-name="T3">나열</text:span></text:p>
            <text:p><text:span text:style-name="T5"><text:s/>2-3.<text:s/></text:span><text:span text:style-name="T3">등</text:span><text:span text:style-name="T5"><text:s/></text:span><text:span text:style-name="T3">운동</text:span><text:span text:style-name="T5"><text:s/></text:span><text:span text:style-name="T3">목록</text:span><text:span text:style-name="T5"><text:s/></text:span><text:span text:style-name="T3">나열</text:span><text:span text:style-name="T5">,<text:s/></text:span><text:span text:style-name="T3">선택하면</text:span><text:span text:style-name="T5"><text:s/></text:span><text:span text:style-name="T3">운동</text:span><text:span text:style-name="T5"><text:s/></text:span><text:span text:style-name="T3">방법과</text:span><text:span text:style-name="T5"><text:s/></text:span><text:span text:style-name="T3">주의사항</text:span><text:span text:style-name="T5"><text:s/></text:span><text:span text:style-name="T3">나열</text:span></text:p>
            <text:p><text:span text:style-name="T5"><text:s/>2-4.<text:s/></text:span><text:span text:style-name="T3">팔</text:span><text:span text:style-name="T5"><text:s/></text:span><text:span text:style-name="T3">운동</text:span><text:span text:style-name="T5"><text:s/></text:span><text:span text:style-name="T3">목록</text:span><text:span text:style-name="T5"><text:s/></text:span><text:span text:style-name="T3">나열</text:span><text:span text:style-name="T5">,<text:s/></text:span><text:span text:style-name="T3">선택하면</text:span><text:span text:style-name="T5"><text:s/></text:span><text:span text:style-name="T3">운동</text:span><text:span text:style-name="T5"><text:s/></text:span><text:span text:style-name="T3">방법과</text:span><text:span text:style-name="T5"><text:s/></text:span><text:span text:style-name="T3">주의사항</text:span><text:span text:style-name="T5"><text:s/></text:span><text:span text:style-name="T3">나열</text:span></text:p>
            <text:p><text:span text:style-name="T5"><text:s/>2-5.<text:s/></text:span><text:span text:style-name="T3">하체</text:span><text:span text:style-name="T5"><text:s/></text:span><text:span text:style-name="T3">운동</text:span><text:span text:style-name="T5"><text:s/></text:span><text:span text:style-name="T3">목록</text:span><text:span text:style-name="T5"><text:s/></text:span><text:span text:style-name="T3">나열</text:span><text:span text:style-name="T5">,<text:s/></text:span><text:span text:style-name="T3">선택하면</text:span><text:span text:style-name="T5"><text:s/></text:span><text:span text:style-name="T3">운동</text:span><text:span text:style-name="T5"><text:s/></text:span><text:span text:style-name="T3">방법과</text:span><text:span text:style-name="T5"><text:s/></text:span><text:span text:style-name="T3">주의사항</text:span><text:span text:style-name="T5"><text:s/></text:span><text:span text:style-name="T3">나열</text:span></text:p>
          </table:table-cell>
          <table:table-cell office:value-type="string" table:style-name="ce5">
            <text:p>O</text:p>
          </table:table-cell>
          <table:table-cell table:style-name="ce5"/>
          <table:table-cell table:number-columns-repeated="1017" table:style-name="ce2"/>
          <table:table-cell table:number-columns-repeated="15361" table:style-name="ce1"/>
        </table:table-row>
        <table:table-row table:style-name="ro8">
          <table:covered-table-cell/>
          <table:table-cell office:value-type="string" table:style-name="ce12">
            <text:p>챌린지</text:p>
          </table:table-cell>
          <table:table-cell office:value-type="string" table:style-name="ce4">
            <text:p>챌린지</text:p>
          </table:table-cell>
          <table:table-cell office:value-type="string" table:style-name="ce17">
            <text:p><text:s/>1.<text:s/><text:span text:style-name="T3">부위별</text:span><text:span text:style-name="T5"><text:s/></text:span><text:span text:style-name="T3">운동을</text:span><text:span text:style-name="T5"><text:s/></text:span><text:span text:style-name="T3">선택한다</text:span></text:p>
            <text:p><text:span text:style-name="T5">2.<text:s/></text:span><text:span text:style-name="T3">스레드를</text:span><text:span text:style-name="T5"><text:s/></text:span><text:span text:style-name="T3">이용하여</text:span><text:span text:style-name="T5"><text:s/></text:span><text:span text:style-name="T3">각부위별</text:span><text:span text:style-name="T5"><text:s/></text:span><text:span text:style-name="T3">정해진</text:span><text:span text:style-name="T5"><text:s/></text:span><text:span text:style-name="T3">운동</text:span><text:span text:style-name="T5"><text:s/></text:span><text:span text:style-name="T3">시간동안</text:span><text:span text:style-name="T5"><text:s/></text:span><text:span text:style-name="T3">운동을</text:span><text:span text:style-name="T5"><text:s/></text:span><text:span text:style-name="T3">하며</text:span></text:p>
            <text:p><text:span text:style-name="T5"><text:s text:c="9"/></text:span><text:span text:style-name="T3">끝나기</text:span><text:span text:style-name="T5"><text:s/>3</text:span><text:span text:style-name="T3">초전을</text:span><text:span text:style-name="T5"><text:s/></text:span><text:span text:style-name="T3">알려준다</text:span></text:p>
          </table:table-cell>
          <table:table-cell office:value-type="string" table:style-name="ce5">
            <text:p>O</text:p>
          </table:table-cell>
          <table:table-cell table:style-name="ce5"/>
          <table:table-cell table:number-columns-repeated="1017" table:style-name="ce2"/>
          <table:table-cell table:number-columns-repeated="15361" table:style-name="ce1"/>
        </table:table-row>
        <table:table-row table:style-name="ro6">
          <table:table-cell office:value-type="string" table:number-columns-spanned="2" table:number-rows-spanned="2" table:style-name="ce13">
            <text:p>칼로리사전</text:p>
          </table:table-cell>
          <table:covered-table-cell/>
          <table:table-cell office:value-type="string" table:style-name="ce4">
            <text:p>칼로리조회</text:p>
          </table:table-cell>
          <table:table-cell office:value-type="string" table:style-name="ce17">
            <text:p>1.<text:s/><text:span text:style-name="T3">조회할</text:span><text:span text:style-name="T5"><text:s/></text:span><text:span text:style-name="T6">음식구분을 입력받는다</text:span><text:span text:style-name="T3"/></text:p>
            <text:p><text:span text:style-name="T5">2.<text:s/></text:span><text:span text:style-name="T3">출력화면</text:span></text:p>
            <text:p><text:span text:style-name="T5">-<text:s/></text:span><text:span text:style-name="T3">음식명</text:span></text:p>
            <text:p><text:span text:style-name="T5">-<text:s/></text:span><text:span text:style-name="T3">칼로리</text:span></text:p>
            <text:p><text:span text:style-name="T4">-<text:s/></text:span><text:span text:style-name="T3">선택한 음식의 칼로리(칼로리 합산), 칼로리 소모량 별 운동시간 제안</text:span></text:p>
            <text:p><text:span text:style-name="T3"/></text:p>
            <text:p/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017" table:style-name="ce2"/>
          <table:table-cell table:number-columns-repeated="15361" table:style-name="ce1"/>
        </table:table-row>
        <table:table-row table:style-name="ro4">
          <table:covered-table-cell/>
          <table:covered-table-cell/>
          <table:table-cell office:value-type="string" table:style-name="ce4">
            <text:p>칼로리계산</text:p>
          </table:table-cell>
          <table:table-cell office:value-type="string" table:style-name="ce17">
            <text:p>1.<text:s/><text:span text:style-name="T3">내가</text:span><text:span text:style-name="T5"><text:s/></text:span><text:span text:style-name="T3">먹은</text:span><text:span text:style-name="T5"><text:s/></text:span><text:span text:style-name="T3">음식 번호를</text:span><text:span text:style-name="T5"><text:s/></text:span><text:span text:style-name="T3">입력한다</text:span></text:p>
            <text:p><text:span text:style-name="T5">2.<text:s/></text:span><text:span text:style-name="T3">각각의</text:span><text:span text:style-name="T5"><text:s/></text:span><text:span text:style-name="T3">음식들의</text:span><text:span text:style-name="T5"><text:s/></text:span><text:span text:style-name="T3">칼로리를</text:span><text:span text:style-name="T5"><text:s/></text:span><text:span text:style-name="T3">계산한다</text:span></text:p>
            <text:p><text:span text:style-name="T5">3.<text:s/></text:span><text:span text:style-name="T3">출력화면</text:span></text:p>
            <text:p><text:span text:style-name="T5">-</text:span><text:span text:style-name="T3">오늘의</text:span><text:span text:style-name="T5"><text:s/></text:span><text:span text:style-name="T2">총<text:s/></text:span><text:span text:style-name="T3">칼로리</text:span><text:span text:style-name="T5">(</text:span><text:span text:style-name="T3">칼로리</text:span><text:span text:style-name="T5"><text:s/></text:span><text:span text:style-name="T3">합산</text:span><text:span text:style-name="T5">),<text:s/></text:span><text:span text:style-name="T2">칼로리 소모량 별 운동시간 제안</text:span><text:span text:style-name="T5"/></text:p>
            <text:p/>
          </table:table-cell>
          <table:table-cell office:value-type="string" table:style-name="ce5">
            <text:p>O</text:p>
          </table:table-cell>
          <table:table-cell table:style-name="ce5"/>
          <table:table-cell table:number-columns-repeated="1017" table:style-name="ce2"/>
          <table:table-cell table:number-columns-repeated="15361" table:style-name="ce1"/>
        </table:table-row>
        <table:table-row table:number-rows-repeated="968" table:style-name="ro16">
          <table:table-cell table:number-columns-repeated="3" table:style-name="ce2"/>
          <table:table-cell table:style-name="ce8"/>
          <table:table-cell table:number-columns-repeated="1019" table:style-name="ce2"/>
          <table:table-cell table:number-columns-repeated="15361" table:style-name="ce1"/>
        </table:table-row>
        <table:table-row table:number-rows-repeated="1047566" table:style-name="ro17">
          <table:table-cell table:number-columns-repeated="16384"/>
        </table:table-row>
        <table:table-row table:number-rows-repeated="3" table:style-name="ro18">
          <table:table-cell table:number-columns-repeated="16384"/>
        </table:table-row>
        <table:table-row table:number-rows-repeated="7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Arial1" svg:font-family="Arial1"/>
    <style:font-face style:name="Cambria" svg:font-family="Cambria"/>
    <style:font-face style:name="Nanum Gothic" svg:font-family="&quot;Nanum Gothic&quot;"/>
    <style:font-face style:name="맑은 고딕" svg:font-family="&quot;맑은 고딕&quot;"/>
    <style:font-face style:name="Arial" svg:font-family="Arial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 number:language="ko" number:country="KR">
      <number:number number:min-integer-digits="1"/>
    </number:number-style>
    <number:currency-style style:name="N49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9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9P0"/>
    </number:currency-style>
    <style:style style:name="ConditionalStyle_1" style:family="table-cell" style:data-style-name="N0">
      <style:table-cell-properties style:vertical-align="middle" fo:background-color="#B7E1CD"/>
    </style:style>
    <style:style style:name="Excel_32_Built-in_32_Normal" style:display-name="Excel Built-in Normal" style:family="table-cell" style:data-style-name="N48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style style:name="cf1" style:family="table-cell">
      <style:table-cell-properties fo:background-color="#B7E1CD"/>
      <style:text-properties style:font-family-generic="moder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이윤혜</dc:creator>
    <meta:creation-date>2020-08-16T11:08:30Z</meta:creation-date>
    <dc:date>2020-08-16T11:08:30Z</dc:date>
    <meta:editing-cycles>2</meta:editing-cycles>
    <meta:editing-duration>PT6439S</meta:editing-duration>
  </office:meta>
</office:document-meta>
</file>